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ew Microsoft JhengHei" svg:font-family="'New Microsoft JhengHei', 'Microsoft JhengHei', sans-serif"/>
    <style:font-face style:name="Noto Sans TC1" svg:font-family="'Noto Sans TC'"/>
    <style:font-face style:name="Noto Sans TC" svg:font-family="'Noto Sans TC', 'Apple LiGothic Medium', PingFang, 'Microsoft JhengHei', 'WenQuanYi Zen Hei'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1" style:family="text">
      <style:text-properties style:language-asian="zh" style:country-asian="TW"/>
    </style:style>
    <style:style style:name="T2" style:family="text">
      <style:text-properties fo:font-variant="normal" fo:text-transform="none" fo:color="#232a31" style:font-name="YahooSans VF" fo:font-size="13.5pt" fo:letter-spacing="normal" fo:font-style="normal" fo:font-weight="normal" style:font-name-asian="YahooSans VF" style:font-size-asian="13.5pt" style:language-asian="zh" style:country-asian="TW" style:font-style-asian="normal" style:font-weight-asian="normal"/>
    </style:style>
    <style:style style:name="T3" style:family="text">
      <style:text-properties fo:font-variant="normal" fo:text-transform="none" fo:color="#232a31" style:font-name="YahooSans VF" fo:font-size="13.5pt" fo:letter-spacing="normal" fo:font-style="normal" fo:font-weight="normal" style:language-asian="zh" style:country-asian="TW"/>
    </style:style>
    <style:style style:name="T4" style:family="text">
      <style:text-properties fo:font-variant="normal" fo:text-transform="none" fo:color="#232a31" fo:letter-spacing="normal" style:font-name-asian="YahooSans VF" style:font-size-asian="13.5pt" style:font-style-asian="normal" style:font-weight-asian="normal"/>
    </style:style>
    <style:style style:name="T5" style:family="text">
      <style:text-properties fo:font-variant="normal" fo:text-transform="none" fo:color="#232a31" fo:letter-spacing="normal" style:font-name-asian="YahooSans VF" style:font-size-asian="13.5pt" style:language-asian="zh" style:country-asian="TW" style:font-style-asian="normal" style:font-weight-asian="normal"/>
    </style:style>
    <style:style style:name="T6" style:family="text">
      <style:text-properties fo:font-variant="normal" fo:text-transform="none" fo:color="#232a31" fo:letter-spacing="normal" fo:font-weight="bold" style:font-name-asian="YahooSans VF" style:font-size-asian="13.5pt" style:font-style-asian="normal" style:font-weight-asian="bold" style:font-weight-complex="bold"/>
    </style:style>
    <style:style style:name="T7" style:family="text">
      <style:text-properties fo:font-variant="normal" fo:text-transform="none" fo:color="#333333" style:font-name="Microsoft Jhenghei" fo:font-size="12.75pt" fo:letter-spacing="0.026cm" fo:font-style="normal" fo:font-weight="normal"/>
    </style:style>
    <style:style style:name="T8" style:family="text">
      <style:text-properties fo:font-variant="normal" fo:text-transform="none" fo:color="#333333" style:font-name="Microsoft Jhenghei" fo:font-size="12.75pt" fo:letter-spacing="0.026cm" fo:font-style="normal" fo:font-weight="normal" style:language-asian="zh" style:country-asian="TW"/>
    </style:style>
    <style:style style:name="T9" style:family="text">
      <style:text-properties fo:font-variant="normal" fo:text-transform="none" fo:color="#000000" fo:letter-spacing="normal" style:font-name-asian="New Microsoft JhengHei" style:font-size-asian="13.5pt" style:font-style-asian="normal" style:font-weight-asian="normal"/>
    </style:style>
    <style:style style:name="T10" style:family="text">
      <style:text-properties fo:font-variant="normal" fo:text-transform="none" fo:color="#000000" fo:letter-spacing="normal" style:font-name-asian="New Microsoft JhengHei" style:font-size-asian="13.5pt" style:language-asian="zh" style:country-asian="TW" style:font-style-asian="normal" style:font-weight-asian="normal"/>
    </style:style>
    <style:style style:name="T11" style:family="text">
      <style:text-properties fo:font-variant="normal" fo:text-transform="none" fo:color="#000000" style:font-name="New Microsoft JhengHei" fo:font-size="13.5pt" fo:letter-spacing="normal" fo:font-style="normal" fo:font-weight="normal" style:font-name-asian="YahooSans VF" style:font-size-asian="13.5pt" style:font-style-asian="normal" style:font-weight-asian="normal"/>
    </style:style>
    <style:style style:name="T12" style:family="text">
      <style:text-properties fo:font-variant="normal" fo:text-transform="none" fo:color="#383838" fo:letter-spacing="normal" style:font-name-asian="Noto Sans TC1" style:font-size-asian="13.5pt" style:font-style-asian="normal" style:font-weight-asian="normal"/>
    </style:style>
    <style:style style:name="T13" style:family="text">
      <style:text-properties fo:font-variant="normal" fo:text-transform="none" fo:color="#383838" style:font-name="Noto Sans TC1" fo:font-size="13.5pt" fo:letter-spacing="normal" fo:font-style="normal" fo:font-weight="normal" style:font-name-asian="New Microsoft JhengHei" style:font-size-asian="13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7">RMB維持平盤在</text:span><text:span text:style-name="T8">在6.97</text:span></text:p>
      <text:p text:style-name="Standard"><text:span text:style-name="T1"/></text:p>
      <text:p text:style-name="Standard">10年期國債<text:span text:style-name="T1">利率</text:span>較<text:span text:style-name="T1">前一</text:span>日下<text:span text:style-name="T1">跌</text:span>2.5bp</text:p>
      <text:p text:style-name="Standard"><text:span text:style-name="T1">--&gt;顯示出最近疫情大爆發，經濟數據也是還在谷底，市場上避險心態也還在持續</text:span></text:p>
      <text:p text:style-name="Standard"><text:span text:style-name="T1"/></text:p>
      <text:p text:style-name="Standard"><text:span text:style-name="T1"/></text:p>
      <text:p text:style-name="Standard"><text:span text:style-name="T5">中國央行副行長在上周末舉行的「</text:span><text:span text:style-name="T3">2022-2023</text:span><text:span text:style-name="T5">中國經濟年會」中透露，明年中國的貨幣政策力度不能小於今年。「需要的話，還要進一步加力，除非經濟增長和通貨膨脹超出預期。」</text:span><text:span text:style-name="T1"> </text:span></text:p>
      <text:p text:style-name="Standard"><text:span text:style-name="T1">&gt;&gt;</text:span><text:span text:style-name="T5">這段話被外界解讀為預告中國明年將持續維持寬鬆貨幣政策，而且仍有降準、降息的空間。</text:span><text:span text:style-name="T1"> </text:span></text:p>
      <text:p text:style-name="Standard"/>
      <text:p text:style-name="Standard">///////////////////////////////////////////////////</text:p>
      <text:p text:style-name="Standard"><text:span text:style-name="T1">股市</text:span>~~~</text:p>
      <text:p text:style-name="Standard"/>
      <text:p text:style-name="Standard"><text:span text:style-name="T4">雖然</text:span><text:span text:style-name="T5">上週的</text:span><text:span text:style-name="T4">中央經濟工作會議暗示明年更加親商，將</text:span><text:span text:style-name="T5">努力擴大內需</text:span><text:span text:style-name="T4">，</text:span> <text:span text:style-name="T4">但是依舊難</text:span><text:span text:style-name="T5">抵抗</text:span><text:span text:style-name="T4">情高峰的挑戰。</text:span></text:p>
      <text:p text:style-name="Standard"><text:span text:style-name="T13">World Economics</text:span><text:span text:style-name="T12">相關數據指出，</text:span><text:span text:style-name="T9"> 中國</text:span><text:span text:style-name="T11">12</text:span><text:span text:style-name="T9">月的商業信心，跌到近</text:span><text:span text:style-name="T11">10</text:span><text:span text:style-name="T9">年來的最低水準，</text:span><text:span text:style-name="T10">陸港股昨天都是收黑</text:span></text:p>
      <text:p text:style-name="Standard"/>
      <text:p text:style-name="Standard">上證 <text:s/>(-1.92%) <text:s/>10月底以來最大單日跌幅</text:p>
      <text:p text:style-name="Standard"/>
      <text:p text:style-name="Standard">領跌:</text:p>
      <text:p text:style-name="Standard"><text:span text:style-name="T1">醫藥股 &gt;&gt;</text:span>金融 &amp; 地產 </text:p>
      <text:p text:style-name="Standard"/>
      <text:p text:style-name="Standard">領漲:</text:p>
      <text:p text:style-name="Standard"><text:span text:style-name="T5">上週五中央經濟工作會議上提到的: (</text:span><text:span text:style-name="T4">擴大內需規畫) 提出積極發展教育服務消費，</text:span><text:span text:style-name="T5">以及支持新能源汽車 &gt;&gt;</text:span><text:span text:style-name="T4">教育</text:span><text:span text:style-name="T5">類股</text:span><text:span text:style-name="T4"> <text:s/>&amp; </text:span><text:span text:style-name="T9">新能源汽車類股</text:span><text:span text:style-name="T10"> <text:s/></text:span><text:span text:style-name="T2">昨天逆勢上漲</text:span> </text:p>
      <text:p text:style-name="Standard"/>
      <text:p text:style-name="Standard"/>
      <text:p text:style-name="Standard">///////////////////////////////////////////////////</text:p>
      <text:p text:style-name="Standard">港</text:p>
      <text:p text:style-name="Standard">恆生~~~<text:span text:style-name="T1">(-0.5%)</text:span> <text:s/></text:p>
      <text:p text:style-name="Standard"/>
      <text:p text:style-name="Standard"><text:span text:style-name="T4"/></text:p>
      <text:p text:style-name="Standard"><text:span text:style-name="T4">恆生科技股指數 -0.81</text:span><text:span text:style-name="T5">%</text:span></text:p>
      <text:p text:style-name="Standard"/>
      <text:p text:style-name="Standard">領跌:</text:p>
      <text:p text:style-name="Standard"><text:span text:style-name="T10">藥品股 </text:span><text:span text:style-name="T9">,新冠防疫</text:span><text:span text:style-name="T4"> , </text:span><text:span text:style-name="T5">房地產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ew Microsoft JhengHei" svg:font-family="'New Microsoft JhengHei', 'Microsoft JhengHei', sans-serif"/>
    <style:font-face style:name="Noto Sans TC1" svg:font-family="'Noto Sans TC'"/>
    <style:font-face style:name="Noto Sans TC" svg:font-family="'Noto Sans TC', 'Apple LiGothic Medium', PingFang, 'Microsoft JhengHei', 'WenQuanYi Zen Hei', helvetica, Arial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2-12-19T18:04:44.92</dc:date>
    <meta:editing-duration>PT4H28M40S</meta:editing-duration>
    <meta:editing-cycles>119</meta:editing-cycles>
    <meta:generator>OpenOffice/4.1.7$Win32 OpenOffice.org_project/417m1$Build-9800</meta:generator>
    <meta:document-statistic meta:table-count="0" meta:image-count="0" meta:object-count="0" meta:page-count="1" meta:paragraph-count="20" meta:word-count="385" meta:character-count="573"/>
  </office:meta>
</office:document-meta>
</file>